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ZALECENIA DLA PACJENTA PO USUNIECIU ZĘBA:</text:p>
      <text:p text:style-name="P1"/>
      <text:p text:style-name="P1"/>
      <text:list xml:id="list845963775348267871" text:style-name="L1">
        <text:list-item>
          <text:p text:style-name="P3">Gazik załozony w miejscu po usuniętym zębie utrzymać przygryziony przez 30 minut</text:p>
        </text:list-item>
        <text:list-item>
          <text:p text:style-name="P3">2 godziny nie jeśc i nie pić</text:p>
        </text:list-item>
        <text:list-item>
          <text:p text:style-name="P3">Po 2 godzinach mozna jeść i pić letnie i zimne pokarmy i płyny ( NIE GORĄCE )</text:p>
        </text:list-item>
        <text:list-item>
          <text:p text:style-name="P3">Nie płukać jamy usntej silnym strumieniem wody między policzkami ( "na chomika")</text:p>
        </text:list-item>
        <text:list-item>
          <text:p text:style-name="P3">Utrzymać higienę jamy usntej (myć zęby) delikatnie płukać przechylając głowę</text:p>
        </text:list-item>
        <text:list-item>
          <text:p text:style-name="P3">Używać płynu do płukania jamy ustnej np.ELUDRIL</text:p>
        </text:list-item>
        <text:list-item>
          <text:p text:style-name="P3">Nie czyścić szczoteczką założonych szwów</text:p>
        </text:list-item>
        <text:list-item>
          <text:p text:style-name="P3">Oszczędzać "operowaną" stronę podczas spożywania pokarmów przez kilka dni</text:p>
        </text:list-item>
        <text:list-item>
          <text:p text:style-name="P3">Nie sprawdzać językiem zębodołu po usunięciu zęba-powoduje to utratę skrzepu, podobnie jak intensywne płukanie i gorące pokarmy (płyny) a także PALENIE PAPIEROSÓW</text:p>
        </text:list-item>
        <text:list-item>
          <text:p text:style-name="P3">Przez kilka dni mogą wystapić pobolewania w okolicy zębodołu-ogólniedostępne leki przeciwbólowe są zazwyczaj wystarczające</text:p>
        </text:list-item>
        <text:list-item>
          <text:p text:style-name="P3">Jeżeli 5-6 dni po ekstrakcji dolegliwości nasilają się zamiast zmniejszać się może to świadczyć o rozwoju suchego zębodołu ( wynik utraty skrzepu). Wskazana jest wizyta kontrolna u lekarza dentysty.</text:p>
        </text:list-item>
      </text:list>
      <text:p text:style-name="P1"/>
      <text:p text:style-name="P1"/>
      <text:p text:style-name="P1"/>
      <text:p text:style-name="P1"/>
      <text:p text:style-name="P1"/>
      <text:p text:style-name="P2">DODATKOWO W PRZYPADKU USUNIĘCIA OPERACYJNEGO(DŁUTOWANIA)</text:p>
      <text:p text:style-name="P1"/>
      <text:p text:style-name="P1"/>
      <text:p text:style-name="P1"/>
      <text:list xml:id="list8445859521627353572" text:style-name="L2">
        <text:list-item>
          <text:p text:style-name="P4">Najsilniejszy obrzęk wystepuję w 2-3 dobie po zabiegu, następnie stopniowo zmniejsza się</text:p>
        </text:list-item>
        <text:list-item>
          <text:p text:style-name="P4">Okłady z lodu przez 2-3 dni na policzek</text:p>
        </text:list-item>
        <text:list-item>
          <text:p text:style-name="P4">Może wystąpić siniak i utrudnienia rozwieraniu szczęk- nalezy dbac o prawidłowe rozwieranie szczęk mimo bólu</text:p>
        </text:list-item>
        <text:list-item>
          <text:p text:style-name="P4">Leki: <text:span text:style-name="T1">Dalacin C 0,3 <text:s/>3 x 1 tabletka, doraźne leki przeciwbólowe zgodnie z zaleceniami lekarza</text:span></text:p>
        </text:list-item>
        <text:list-item>
          <text:p text:style-name="P5">Zdjecie szwów do 7-10 dniach od zabiegu</text:p>
        </text:list-item>
        <text:list-item>
          <text:p text:style-name="P5">Jeżeli wystąpi krwawienie wtórne z operowanego miejsca : przygryźć sterylny gazik i zastosować okład z lodu na policzek-zazwyczaj nie jest to krwawienie zagrażajace życiu</text:p>
        </text:list-item>
        <text:list-item>
          <text:p text:style-name="P5">W przypadku wątpliwości wskazana wizyta kontroln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25S</meta:editing-duration>
    <meta:editing-cycles>6</meta:editing-cycles>
    <meta:generator>LibreOffice/4.4.5.2$Windows_x86 LibreOffice_project/a22f674fd25a3b6f45bdebf25400ed2adff0ff99</meta:generator>
    <dc:date>2016-03-01T10:34:16.56</dc:date>
    <dc:creator>Karolina Wójcik</dc:creator>
    <meta:print-date>2016-06-13T15:24:14.281000000</meta:print-date>
    <meta:document-statistic meta:table-count="0" meta:image-count="0" meta:object-count="0" meta:page-count="1" meta:paragraph-count="20" meta:word-count="260" meta:character-count="1684" meta:non-whitespace-character-count="1461"/>
    <meta:user-defined meta:name="Info 1"/>
    <meta:user-defined meta:name="Info 2"/>
    <meta:user-defined meta:name="Info 3"/>
    <meta:user-defined meta:name="Info 4"/>
  </office:meta>
</office:document-meta>
</file>